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14.75pt" style:use-optimal-row-height="true" fo:break-before="auto"/>
    </style:style>
    <style:style style:name="ro14" style:family="table-row">
      <style:table-row-properties style:row-height="100.5pt" style:use-optimal-row-height="true" fo:break-before="auto"/>
    </style:style>
    <style:style style:name="ro1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office:value-type="string" table:style-name="ce28">
            <text:p><text:s/>ok. 12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0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25"/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25"/>
          <table:table-cell table:style-name="ce28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number-columns-spanned="1" table:number-rows-spanned="2" table:style-name="ce31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Dell Latitude E6540</dc:creator>
    <meta:creation-date>2014-11-04T22:12:00Z</meta:creation-date>
    <dc:date>2014-12-19T21:23:46Z</dc:date>
    <meta:editing-cycles>23</meta:editing-cycles>
    <meta:editing-duration>PT5446S</meta:editing-duration>
  </office:meta>
</office:document-meta>
</file>